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</style:style>
    <style:style style:name="P11" style:family="paragraph" style:parent-style-name="Text_20_body" style:list-style-name="L5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</style:style>
    <style:style style:name="P44" style:family="paragraph" style:parent-style-name="Text_20_body" style:list-style-name="L9">
    </style:style>
    <style:style style:name="P45" style:family="paragraph" style:parent-style-name="Text_20_body" style:list-style-name="L10">
    </style:style>
    <style:style style:name="P46" style:family="paragraph" style:parent-style-name="Text_20_body" style:list-style-name="L11">
    </style:style>
    <style:style style:name="P47" style:family="paragraph" style:parent-style-name="Text_20_body" style:list-style-name="L12">
    </style:style>
    <style:style style:name="P48" style:family="paragraph" style:parent-style-name="Text_20_body" style:list-style-name="L13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4">
    </style:style>
    <style:style style:name="P66" style:family="paragraph" style:parent-style-name="Text_20_body" style:list-style-name="L15">
    </style:style>
    <style:style style:name="P67" style:family="paragraph" style:parent-style-name="Text_20_body" style:list-style-name="L16">
    </style:style>
    <style:style style:name="P68" style:family="paragraph" style:parent-style-name="Text_20_body" style:list-style-name="L17">
      <style:paragraph-properties fo:margin-top="0in" fo:margin-bottom="0in"/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Text_20_body" style:list-style-name="L20">
    </style:style>
    <style:style style:name="P72" style:family="paragraph" style:parent-style-name="Text_20_body" style:list-style-name="L21">
      <style:paragraph-properties fo:margin-top="0in" fo:margin-bottom="0in"/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Text_20_body" style:list-style-name="L23">
    </style:style>
    <style:style style:name="P75" style:family="paragraph" style:parent-style-name="Text_20_body" style:list-style-name="L24">
    </style:style>
    <style:style style:name="P76" style:family="paragraph" style:parent-style-name="Text_20_body" style:list-style-name="L25">
      <style:paragraph-properties fo:margin-top="0in" fo:margin-bottom="0in"/>
    </style:style>
    <style:style style:name="P77" style:family="paragraph" style:parent-style-name="Text_20_body" style:list-style-name="L26">
    </style:style>
    <style:style style:name="P78" style:family="paragraph" style:parent-style-name="Text_20_body" style:list-style-name="L27">
    </style:style>
    <style:style style:name="P79" style:family="paragraph" style:parent-style-name="Text_20_body" style:list-style-name="L28">
    </style:style>
    <style:style style:name="P80" style:family="paragraph" style:parent-style-name="Text_20_body" style:list-style-name="L29">
      <style:paragraph-properties fo:margin-top="0in" fo:margin-bottom="0in"/>
    </style:style>
    <style:style style:name="P81" style:family="paragraph" style:parent-style-name="Text_20_body" style:list-style-name="L30">
      <style:paragraph-properties fo:margin-top="0in" fo:margin-bottom="0in"/>
    </style:style>
    <style:style style:name="P82" style:family="paragraph" style:parent-style-name="Text_20_body" style:list-style-name="L31">
      <style:paragraph-properties fo:margin-top="0in" fo:margin-bottom="0in"/>
    </style:style>
    <style:style style:name="P83" style:family="paragraph" style:parent-style-name="Text_20_body" style:list-style-name="L32">
      <style:paragraph-properties fo:margin-top="0in" fo:margin-bottom="0in"/>
    </style:style>
    <style:style style:name="P84" style:family="paragraph" style:parent-style-name="Text_20_body" style:list-style-name="L33">
      <style:paragraph-properties fo:margin-top="0in" fo:margin-bottom="0in"/>
    </style:style>
    <style:style style:name="P85" style:family="paragraph" style:parent-style-name="Text_20_body" style:list-style-name="L34">
      <style:paragraph-properties fo:margin-top="0in" fo:margin-bottom="0in"/>
    </style:style>
    <style:style style:name="P86" style:family="paragraph" style:parent-style-name="Text_20_body" style:list-style-name="L35">
      <style:paragraph-properties fo:margin-top="0in" fo:margin-bottom="0in"/>
    </style:style>
    <style:style style:name="P87" style:family="paragraph" style:parent-style-name="Text_20_body" style:list-style-name="L36">
      <style:paragraph-properties fo:margin-top="0in" fo:margin-bottom="0in"/>
    </style:style>
    <style:style style:name="P88" style:family="paragraph" style:parent-style-name="Text_20_body" style:list-style-name="L37">
      <style:paragraph-properties fo:margin-top="0in" fo:margin-bottom="0in"/>
    </style:style>
    <style:style style:name="P89" style:family="paragraph" style:parent-style-name="Text_20_body" style:list-style-name="L38">
      <style:paragraph-properties fo:margin-top="0in" fo:margin-bottom="0in"/>
    </style:style>
    <style:style style:name="P90" style:family="paragraph" style:parent-style-name="Text_20_body" style:list-style-name="L39">
      <style:paragraph-properties fo:margin-top="0in" fo:margin-bottom="0in"/>
    </style:style>
    <style:style style:name="P91" style:family="paragraph" style:parent-style-name="Text_20_body" style:list-style-name="L40">
      <style:paragraph-properties fo:margin-top="0in" fo:margin-bottom="0in"/>
    </style:style>
    <style:style style:name="P92" style:family="paragraph" style:parent-style-name="Text_20_body" style:list-style-name="L41">
      <style:paragraph-properties fo:margin-top="0in" fo:margin-bottom="0in"/>
    </style:style>
    <style:style style:name="P93" style:family="paragraph" style:parent-style-name="Text_20_body" style:list-style-name="L42">
      <style:paragraph-properties fo:margin-top="0in" fo:margin-bottom="0in"/>
    </style:style>
    <style:style style:name="P94" style:family="paragraph" style:parent-style-name="Text_20_body" style:list-style-name="L43">
    </style:style>
    <style:style style:name="P95" style:family="paragraph" style:parent-style-name="Text_20_body" style:list-style-name="L44">
      <style:paragraph-properties fo:margin-top="0in" fo:margin-bottom="0in"/>
    </style:style>
    <style:style style:name="P96" style:family="paragraph" style:parent-style-name="Text_20_body" style:list-style-name="L45">
      <style:paragraph-properties fo:margin-top="0in" fo:margin-bottom="0in"/>
    </style:style>
    <style:style style:name="P97" style:family="paragraph" style:parent-style-name="Text_20_body" style:list-style-name="L46">
      <style:paragraph-properties fo:margin-top="0in" fo:margin-bottom="0in"/>
    </style:style>
    <style:style style:name="P98" style:family="paragraph" style:parent-style-name="Text_20_body" style:list-style-name="L47">
      <style:paragraph-properties fo:margin-top="0in" fo:margin-bottom="0in"/>
    </style:style>
    <style:style style:name="P99" style:family="paragraph" style:parent-style-name="Text_20_body" style:list-style-name="L48">
      <style:paragraph-properties fo:margin-top="0in" fo:margin-bottom="0in"/>
    </style:style>
    <style:style style:name="P100" style:family="paragraph" style:parent-style-name="Text_20_body" style:list-style-name="L49">
      <style:paragraph-properties fo:margin-top="0in" fo:margin-bottom="0in"/>
    </style:style>
    <style:style style:name="P101" style:family="paragraph" style:parent-style-name="Text_20_body" style:list-style-name="L50">
      <style:paragraph-properties fo:margin-top="0in" fo:margin-bottom="0in"/>
    </style:style>
    <style:style style:name="P102" style:family="paragraph" style:parent-style-name="Text_20_body" style:list-style-name="L51">
      <style:paragraph-properties fo:margin-top="0in" fo:margin-bottom="0in"/>
    </style:style>
    <style:style style:name="P103" style:family="paragraph" style:parent-style-name="Text_20_body" style:list-style-name="L52">
      <style:paragraph-properties fo:margin-top="0in" fo:margin-bottom="0in"/>
    </style:style>
    <style:style style:name="P104" style:family="paragraph" style:parent-style-name="Text_20_body" style:list-style-name="L53">
      <style:paragraph-properties fo:margin-top="0in" fo:margin-bottom="0in"/>
    </style:style>
    <style:style style:name="P105" style:family="paragraph" style:parent-style-name="Text_20_body" style:list-style-name="L54">
      <style:paragraph-properties fo:margin-top="0in" fo:margin-bottom="0in"/>
    </style:style>
    <style:style style:name="P106" style:family="paragraph" style:parent-style-name="Text_20_body" style:list-style-name="L55">
      <style:paragraph-properties fo:margin-top="0in" fo:margin-bottom="0in"/>
    </style:style>
    <style:style style:name="P107" style:family="paragraph" style:parent-style-name="Text_20_body" style:list-style-name="L56">
      <style:paragraph-properties fo:margin-top="0in" fo:margin-bottom="0in"/>
    </style:style>
    <style:style style:name="P108" style:family="paragraph" style:parent-style-name="Text_20_body" style:list-style-name="L57">
      <style:paragraph-properties fo:margin-top="0in" fo:margin-bottom="0in"/>
    </style:style>
    <style:style style:name="P109" style:family="paragraph" style:parent-style-name="Text_20_body" style:list-style-name="L58">
      <style:paragraph-properties fo:margin-top="0in" fo:margin-bottom="0in"/>
    </style:style>
    <style:style style:name="P110" style:family="paragraph" style:parent-style-name="Text_20_body" style:list-style-name="L59">
      <style:paragraph-properties fo:margin-top="0in" fo:margin-bottom="0in"/>
    </style:style>
    <style:style style:name="P111" style:family="paragraph" style:parent-style-name="Text_20_body" style:list-style-name="L60">
      <style:paragraph-properties fo:margin-top="0in" fo:margin-bottom="0in"/>
    </style:style>
    <style:style style:name="P112" style:family="paragraph" style:parent-style-name="Text_20_body" style:list-style-name="L61">
      <style:paragraph-properties fo:margin-top="0in" fo:margin-bottom="0in"/>
    </style:style>
    <style:style style:name="P113" style:family="paragraph" style:parent-style-name="Text_20_body" style:list-style-name="L62">
      <style:paragraph-properties fo:margin-top="0in" fo:margin-bottom="0in"/>
    </style:style>
    <style:style style:name="P114" style:family="paragraph" style:parent-style-name="Text_20_body" style:list-style-name="L63">
      <style:paragraph-properties fo:margin-top="0in" fo:margin-bottom="0in"/>
    </style:style>
    <style:style style:name="P115" style:family="paragraph" style:parent-style-name="Text_20_body" style:list-style-name="L64">
      <style:paragraph-properties fo:margin-top="0in" fo:margin-bottom="0in"/>
    </style:style>
    <style:style style:name="P116" style:family="paragraph" style:parent-style-name="Text_20_body" style:list-style-name="L65">
      <style:paragraph-properties fo:margin-top="0in" fo:margin-bottom="0in"/>
    </style:style>
    <style:style style:name="P117" style:family="paragraph" style:parent-style-name="Text_20_body" style:list-style-name="L66">
      <style:paragraph-properties fo:margin-top="0in" fo:margin-bottom="0in"/>
    </style:style>
    <style:style style:name="P118" style:family="paragraph" style:parent-style-name="Text_20_body" style:list-style-name="L67">
      <style:paragraph-properties fo:margin-top="0in" fo:margin-bottom="0in"/>
    </style:style>
    <style:style style:name="P119" style:family="paragraph" style:parent-style-name="Text_20_body" style:list-style-name="L68">
      <style:paragraph-properties fo:margin-top="0in" fo:margin-bottom="0in"/>
    </style:style>
    <style:style style:name="P120" style:family="paragraph" style:parent-style-name="Text_20_body" style:list-style-name="L69">
      <style:paragraph-properties fo:margin-top="0in" fo:margin-bottom="0in"/>
    </style:style>
    <style:style style:name="P121" style:family="paragraph" style:parent-style-name="Text_20_body" style:list-style-name="L70">
      <style:paragraph-properties fo:margin-top="0in" fo:margin-bottom="0in"/>
    </style:style>
    <style:style style:name="P122" style:family="paragraph" style:parent-style-name="Text_20_body" style:list-style-name="L71">
      <style:paragraph-properties fo:margin-top="0in" fo:margin-bottom="0in"/>
    </style:style>
    <style:style style:name="P123" style:family="paragraph" style:parent-style-name="Text_20_body" style:list-style-name="L72">
      <style:paragraph-properties fo:margin-top="0in" fo:margin-bottom="0in"/>
    </style:style>
    <style:style style:name="P124" style:family="paragraph" style:parent-style-name="Text_20_body" style:list-style-name="L73">
      <style:paragraph-properties fo:margin-top="0in" fo:margin-bottom="0in"/>
    </style:style>
    <style:style style:name="P125" style:family="paragraph" style:parent-style-name="Text_20_body" style:list-style-name="L74">
      <style:paragraph-properties fo:margin-top="0in" fo:margin-bottom="0in"/>
    </style:style>
    <style:style style:name="P126" style:family="paragraph" style:parent-style-name="Text_20_body" style:list-style-name="L75">
      <style:paragraph-properties fo:margin-top="0in" fo:margin-bottom="0in"/>
    </style:style>
    <style:style style:name="P127" style:family="paragraph" style:parent-style-name="Text_20_body" style:list-style-name="L76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3</text:p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---select"/>Capítulo 4 - <text:span text:style-name="T1">SELECT</text:span><text:bookmark-end text:name="capítulo-4---select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aticos"/><text:span text:style-name="T1">Operadores matematicos</text:span>:<text:bookmark-end text:name="operadores-matematicos"/></text:h>
      <text:p text:style-name="P2">## <text:s text:c="2"/>Operador <text:s text:c="7"/>Descrição</text:p>
      <text:p text:style-name="P3">## 1 <text:s text:c="7"/>+ <text:s text:c="12"/>soma</text:p>
      <text:p text:style-name="P4">## 2 <text:s text:c="7"/>- <text:s text:c="7"/>subtração</text:p>
      <text:p text:style-name="P5">## 3 <text:s text:c="7"/>* <text:s text:c="3"/>multiplicação</text:p>
      <text:p text:style-name="P6">## 4 <text:s text:c="7"/>/ <text:s text:c="9"/>divisão</text:p>
      <text:p text:style-name="P7">## 5 <text:s text:c="7"/>% resto da divisão</text:p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8">Mescla dois ou mais dados.<text:line-break/></text:p>
        </text:list-item>
        <text:list-item>
          <text:p text:style-name="P8">O operador de concatenação é especificado por um <text:span text:style-name="T1">pipe duplo</text:span> (||).<text:line-break/></text:p>
        </text:list-item>
        <text:list-item>
          <text:p text:style-name="P8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---where"/>Capítulo 5 - <text:span text:style-name="T1">WHERE</text:span><text:bookmark-end text:name="capítulo-5---where"/></text:h>
      <text:list text:style-name="L3">
        <text:list-item>
          <text:p text:style-name="P9"><text:span text:style-name="T1">Filtro</text:span> de dados(registros) para consulta.<text:line-break/></text:p>
          <text:list text:style-name="L4">
            <text:list-item>
              <text:p text:style-name="P10">Consultas atraves de criterios <text:span text:style-name="T1">matematicos</text:span>.<text:line-break/></text:p>
            </text:list-item>
            <text:list-item>
              <text:p text:style-name="P10">Consultas atraves de criterios em formato <text:span text:style-name="T1">texto</text:span>.<text:line-break/></text:p>
            </text:list-item>
          </text:list>
        </text:list-item>
        <text:list-item>
          <text:p text:style-name="P9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9">Uso do <text:span text:style-name="T1">BETWEEN</text:span> para filtragem inclusiva de dados, buscar dados entre valores.<text:line-break/></text:p>
        </text:list-item>
        <text:list-item>
          <text:p text:style-name="P9">Uso da expressão <text:span text:style-name="T1">LIKE</text:span>, para utilização de caracteres curingas na utilização de filtros.<text:line-break/></text:p>
        </text:list-item>
        <text:list-item>
          <text:p text:style-name="P9">Uso de operadores logicos para auxilar na filtragem de dados:<text:line-break/></text:p>
          <text:list text:style-name="L5">
            <text:list-item>
              <text:p text:style-name="P11"><text:span text:style-name="T2">OR</text:span><text:line-break/>Uso de mais de um criterio para filtragem.<text:line-break/></text:p>
            </text:list-item>
            <text:list-item>
              <text:p text:style-name="P11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/text:p>
      <text:p text:style-name="P12">## <text:s text:c="2"/>p NOT_p q NOT_q p_AND_q p_OR_q</text:p>
      <text:p text:style-name="P13">## 1 V <text:s text:c="4"/>F V <text:s text:c="4"/>F <text:s text:c="6"/>V <text:s text:c="5"/>V</text:p>
      <text:p text:style-name="P14">## 2 V <text:s text:c="4"/>F F <text:s text:c="4"/>V <text:s text:c="6"/>F <text:s text:c="5"/>V</text:p>
      <text:p text:style-name="P15">## 3 F <text:s text:c="4"/>V V <text:s text:c="4"/>F <text:s text:c="6"/>F <text:s text:c="5"/>V</text:p>
      <text:p text:style-name="P16">## 4 F <text:s text:c="4"/>V F <text:s text:c="4"/>V <text:s text:c="6"/>F <text:s text:c="5"/>F</text:p>
      <text:list text:style-name="L6">
        <text:list-item>
          <text:p text:style-name="P17">Uso de <text:span text:style-name="T1">listas</text:span>:<text:line-break/></text:p>
          <text:list text:style-name="L7">
            <text:list-item>
              <text:p text:style-name="P18"><text:span text:style-name="T2">IN</text:span><text:line-break/>fornece uma lista validade valores como criterio de filtragem.<text:line-break/></text:p>
            </text:list-item>
            <text:list-item>
              <text:p text:style-name="P18"><text:span text:style-name="T2">NOT IN</text:span><text:line-break/>Todos os dados, exceto os fornecidos pela lista.<text:line-break/></text:p>
            </text:list-item>
          </text:list>
        </text:list-item>
      </text:list>
      <text:p text:style-name="P19">## <text:s text:c="5"/>Operador</text:p>
      <text:p text:style-name="P20">## 1 <text:s text:c="8"/>AND</text:p>
      <text:p text:style-name="P21">## 2 <text:s text:c="9"/>OR</text:p>
      <text:p text:style-name="P22">## 3 <text:s text:c="4"/>BETWEEN</text:p>
      <text:p text:style-name="P23">## 4 <text:s text:c="9"/>IN</text:p>
      <text:p text:style-name="P24">## 5 <text:s text:c="8"/>NOT</text:p>
      <text:p text:style-name="P25">## 6 <text:s text:c="4"/>IS NULL</text:p>
      <text:p text:style-name="P26">## 7 IS NOT NULL</text:p>
      <text:p text:style-name="P27">## <text:s text:c="54"/>Descricao_op_logc</text:p>
      <text:p text:style-name="P28">## 1 <text:s text:c="12"/>Verifica se todas as expressões booleanas são verdadeiras</text:p>
      <text:p text:style-name="P29">## 2 <text:s text:c="19"/>Verifica se alguma expressão booleana é verdadeira</text:p>
      <text:p text:style-name="P30">## 3 Verifica se um valor se encaixa inclusivamente dentro de um intervalo</text:p>
      <text:p text:style-name="P31">## 4 <text:s text:c="11"/>Verifica se um valor existe dentro de uma lista de valores</text:p>
      <text:p text:style-name="P32">## 5 <text:s text:c="21"/>Nega e inverte o valor em uma expressão booleana</text:p>
      <text:p text:style-name="P33">## 6 <text:s text:c="42"/>Verifica se um valor é nulo</text:p>
      <text:p text:style-name="P34">## 7 <text:s text:c="38"/>Verifica se um valor não é nulo</text:p>
      <text:p text:style-name="P35">## <text:s text:c="13"/>Exemplo</text:p>
      <text:p text:style-name="P36">## 1 <text:s text:c="11"/>x AND y</text:p>
      <text:p text:style-name="P37">## 2 <text:s text:c="12"/>x OR y</text:p>
      <text:p text:style-name="P38">## 3 <text:s text:c="1"/>a BETWEEN x AND y</text:p>
      <text:p text:style-name="P39">## 4 <text:s text:c="4"/>a IN (x,y,w,z)</text:p>
      <text:p text:style-name="P40">## 5 a NOT IN (x,y,w,z)</text:p>
      <text:p text:style-name="P41">## 6 <text:s text:c="9"/>a IS NULL</text:p>
      <text:p text:style-name="P42">## 7 <text:s text:c="5"/>a IS NOT NULL</text:p>
      <text:list text:style-name="L8">
        <text:list-item>
          <text:p text:style-name="P43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44"><text:span text:style-name="T1">true</text:span> = 1.<text:line-break/></text:p>
            </text:list-item>
            <text:list-item>
              <text:p text:style-name="P44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45">Tratamento de NULL, valor nulo.</text:p>
          <text:list text:style-name="L11">
            <text:list-item>
              <text:p text:style-name="P46">funções para trabalhar com NULL:</text:p>
              <text:list text:style-name="L12">
                <text:list-item>
                  <text:p text:style-name="P47"><text:span text:style-name="T1">IS NULL</text:span><text:line-break/>Filtra valores NULL.<text:line-break/></text:p>
                </text:list-item>
                <text:list-item>
                  <text:p text:style-name="P47"><text:span text:style-name="T1">IS NOT NULL</text:span><text:line-break/>Filtra valores não NULL.<text:line-break/></text:p>
                </text:list-item>
                <text:list-item>
                  <text:p text:style-name="P47"><text:span text:style-name="T1">IS NULL OR</text:span><text:line-break/>Adiciona NULL a filtragem, junto de outros criterios.<text:line-break/></text:p>
                </text:list-item>
                <text:list-item>
                  <text:p text:style-name="P47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---group-by-e-order-by"/>Capítulo 6 - <text:span text:style-name="T1">GROUP BY</text:span> e <text:span text:style-name="T1">ORDER BY</text:span><text:bookmark-end text:name="capítulo-6---group-by-e-order-by"/></text:h>
      <text:p text:style-name="First_20_paragraph"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48">Agrupamento de registros.<text:line-break/></text:p>
        </text:list-item>
        <text:list-item>
          <text:p text:style-name="P48">É comum ser usado em conjunto com <text:span text:style-name="T1">WHERE</text:span> para selecionar dados.<text:line-break/></text:p>
        </text:list-item>
        <text:list-item>
          <text:p text:style-name="P48">Normalmente é usado com conjunto com funções tipicas de sumarização (resumo), como:<text:line-break/></text:p>
        </text:list-item>
      </text:list>
      <text:p text:style-name="P49">## <text:s text:c="11"/>Funcao</text:p>
      <text:p text:style-name="P50">## 1 <text:s text:c="9"/>avg(X)</text:p>
      <text:p text:style-name="P51">## 2 <text:s text:c="7"/>count(X)</text:p>
      <text:p text:style-name="P52">## 3 <text:s text:c="7"/>count(*)</text:p>
      <text:p text:style-name="P53">## 4 <text:s text:c="9"/>max(X)</text:p>
      <text:p text:style-name="P54">## 5 <text:s text:c="9"/>min(X)</text:p>
      <text:p text:style-name="P55">## 6 <text:s text:c="9"/>sum(X)</text:p>
      <text:p text:style-name="P56">## 7 group_concat(X)</text:p>
      <text:p text:style-name="P57">## <text:s text:c="42"/>Descricao_func_tipica_groupby</text:p>
      <text:p text:style-name="P58">## 1 Calcula a media de todos os valores da coluna X (Omite valores nulos)</text:p>
      <text:p text:style-name="P59">## 2 <text:s text:c="22"/>Contao o numero de valore não nulos da coluna X</text:p>
      <text:p text:style-name="P60">## 3 <text:s text:c="45"/>Conta o numero registros</text:p>
      <text:p text:style-name="P61">## 4 <text:s text:c="12"/>Encontra o valor maximo da coluna X (Omite valores nulos)</text:p>
      <text:p text:style-name="P62">## 5 <text:s text:c="12"/>Encontra o valor minimo da coluna X (Omite valores nulos)</text:p>
      <text:p text:style-name="P63">## 6 <text:s text:c="9"/>Calcula a soma dos valores da coluna X (Omite valores nulos)</text:p>
      <text:p text:style-name="P64">## 7 <text:s text:c="24"/>Concatena os valores não nulos da coluna X.**</text:p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65">Escrevendo o nome das colunas especificadas em <text:span text:style-name="T1">SELECT</text:span>.<text:line-break/></text:p>
        </text:list-item>
        <text:list-item>
          <text:p text:style-name="P65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66">Ordenando registros.<text:line-break/></text:p>
        </text:list-item>
        <text:list-item>
          <text:p text:style-name="P66">Por padrão a instrução ORDER BY organiza por ordem crescente os registros.<text:line-break/></text:p>
        </text:list-item>
        <text:list-item>
          <text:p text:style-name="P66">Operadores <text:span text:style-name="T1">ORDER BY</text:span>:</text:p>
          <text:list text:style-name="L16">
            <text:list-item>
              <text:p text:style-name="P67"><text:span text:style-name="T1">ASC</text:span><text:line-break/>Organiza os registros. em ordem crescente<text:line-break/></text:p>
            </text:list-item>
            <text:list-item>
              <text:p text:style-name="P67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68">Filtra registros de acordo com um valor agregado.<text:line-break/></text:p>
        </text:list-item>
        <text:list-item>
          <text:p text:style-name="P68">Substitui o <text:span text:style-name="T1">WHERE</text:span> para filtrar valores agregados por <text:span text:style-name="T1">GROUP BY</text:span>.<text:line-break/></text:p>
        </text:list-item>
        <text:list-item>
          <text:p text:style-name="P68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69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---case"/>Capítulo 7 - <text:span text:style-name="T1">CASE</text:span><text:bookmark-end text:name="capítulo-7---case"/></text:h>
      <text:h text:style-name="Heading_20_3" text:outline-level="3"><text:bookmark-start text:name="case"/>CASE<text:bookmark-end text:name="case"/></text:h>
      <text:list text:style-name="L19">
        <text:list-item>
          <text:p text:style-name="P70">Esse comando nos permite substituir o valor de uma coluna por outro valor, de acordo com uma ou mais condições.<text:line-break/></text:p>
        </text:list-item>
        <text:list-item>
          <text:p text:style-name="P70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70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71">Onde é possivel colocar a instrução CASE dentro de uma função de agregação, substituindo assim o uso do <text:span text:style-name="T1">WHERE</text:span>.<text:line-break/></text:p>
        </text:list-item>
        <text:list-item>
          <text:p text:style-name="P71">Aplicando assim mais de um filtro distinto na mesma pesquisa.<text:line-break/></text:p>
        </text:list-item>
        <text:list-item>
          <text:p text:style-name="P71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71">É possivel dentro da <text:span text:style-name="T2">condição</text:span> fazer uso de operadores logicos:<text:line-break/></text:p>
          <text:list text:style-name="L21">
            <text:list-item>
              <text:p text:style-name="P72"><text:span text:style-name="T1">OR</text:span><text:line-break/></text:p>
            </text:list-item>
            <text:list-item>
              <text:p text:style-name="P72"><text:span text:style-name="T1">AND</text:span><text:line-break/></text:p>
            </text:list-item>
            <text:list-item>
              <text:p text:style-name="P72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---join"/>Capítulo 8 - <text:span text:style-name="T1">JOIN</text:span><text:bookmark-end text:name="capítulo-8---join"/></text:h>
      <text:h text:style-name="Heading_20_3" text:outline-level="3"><text:bookmark-start text:name="banco-de-dados-relacional"/>Banco de dados relacional<text:bookmark-end text:name="banco-de-dados-relacional"/></text:h>
      <text:list text:style-name="L22">
        <text:list-item>
          <text:p text:style-name="P73">Duas ou mais tabelas se relacionam (relacionais) determinado campo de uma tabela aponta para o campo de outra tabela.<text:line-break/></text:p>
        </text:list-item>
        <text:list-item>
          <text:p text:style-name="P73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73">Dizemos que uma tabela é pai da outra quando a segunda tabela depende de informações da primeira tabela. a primeira tabela é pai e a segunda tabela é filha.<text:line-break/></text:p>
        </text:list-item>
        <text:list-item>
          <text:p text:style-name="P73">Tipos de relacionamento entre tabela-pai e tabela-filha:<text:line-break/></text:p>
          <text:list text:style-name="L23">
            <text:list-item>
              <text:p text:style-name="P74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74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74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3" text:outline-level="3"><text:bookmark-start text:name="inner-join"/><text:span text:style-name="T1">INNER JOIN</text:span><text:bookmark-end text:name="inner-join"/></text:h>
      <text:list text:style-name="L24">
        <text:list-item>
          <text:p text:style-name="P75">Une duas tabelas, relacionadas, para efetuar consultas mais eficientes.<text:line-break/></text:p>
        </text:list-item>
        <text:list-item>
          <text:p text:style-name="P75">A mescla é feita apartir de algum campo comum, para que os registros se alinhem, colunas <text:span text:style-name="T2">chave</text:span>.<text:line-break/></text:p>
        </text:list-item>
        <text:list-item>
          <text:p text:style-name="P75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5">Obs.:</text:p>
          <text:list text:style-name="L25">
            <text:list-item>
              <text:p text:style-name="P76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76">É dentro do <text:span text:style-name="T1">FROM</text:span> que é executado o <text:span text:style-name="T1">JOIN INNER</text:span>.<text:line-break/></text:p>
            </text:list-item>
            <text:list-item>
              <text:p text:style-name="P76">Quanto a exibição dos resultados, só é exibido registros que existam nas duas tabelas.<text:line-break/></text:p>
            </text:list-item>
            <text:list-item>
              <text:p text:style-name="P76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h text:style-name="Heading_20_3" text:outline-level="3"><text:bookmark-start text:name="left-join"/><text:span text:style-name="T1">LEFT JOIN</text:span><text:bookmark-end text:name="left-join"/></text:h>
      <text:list text:style-name="L26">
        <text:list-item>
          <text:p text:style-name="P77"><text:span text:style-name="T1">LEFT JOIN</text:span><text:line-break/>- Mescla duas tabelas, uma há esquerda.<text:line-break/>- Mantem todos os registros da tabela a esquerda.<text:line-break/>- Diferente do <text:span text:style-name="T1">INNER JOIN</text:span>, não omite registros. Registros sem associação entre as tabelas recebe valor <text:span text:style-name="T1">NULL</text:span>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7"><text:span text:style-name="T1">LEFT JOIN</text:span> + <text:span text:style-name="T1">WHERE NULL</text:span><text:line-break/>- Pode ser usado em conjunto com filtro <text:span text:style-name="T1">WHERE</text:span> procurando valores <text:span text:style-name="T1">NULL</text:span> para achar registros sem relação entre tabelas.<text:line-break/>ex.: pedidos sem cliente ou clientes sem pedidos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text:span text:style-name="T1">WHERE</text:span> (coluna_procurada ou <text:span text:style-name="T2">coluna_chave</text:span>) = <text:span text:style-name="T1">NULL</text:span><text:line-break/></text:p>
        </text:list-item>
      </text:list>
      <text:h text:style-name="Heading_20_3" text:outline-level="3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SQLite, porem tem nos outros banco de dados.<text:line-break/></text:p>
      <text:list text:style-name="L27">
        <text:list-item>
          <text:p text:style-name="P78"><text:span text:style-name="T1">RIGHT JOIN</text:span> - Mescla duas tabelas, uma há direita.<text:line-break/>- Mantem todos os registros da tabela da direita.<text:line-break/>- Diferente do <text:span text:style-name="T1">INNER JOIN</text:span>, não omite registros. Registros sem associação entre as tabelas recebe valor <text:span text:style-name="T1">NULL</text:span>.<text:line-break/></text:p>
        </text:list-item>
        <text:list-item>
          <text:p text:style-name="P78"><text:span text:style-name="T1">OUTER JOIN</text:span> - <text:span text:style-name="T1">OUTER JOIN</text:span> é um operador de associação externa completa.<text:line-break/>- Inclui todos os registros das duas tabelas.<text:line-break/>- Executa o <text:span text:style-name="T1">LEFT JOIN</text:span> e o <text:span text:style-name="T1">RIGHT JOIN</text:span> simultanemente.<text:line-break/>- Busca registros orfãs nas duas direções.<text:line-break/></text:p>
        </text:list-item>
      </text:list>
      <text:h text:style-name="Heading_20_3" text:outline-level="3"><text:bookmark-start text:name="associando-várias-tabelas"/>Associando várias tabelas<text:bookmark-end text:name="associando-várias-tabelas"/></text:h>
      <text:list text:style-name="L28">
        <text:list-item>
          <text:p text:style-name="P79">Associação de diversas tabelas <text:span text:style-name="T1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T1">SELECT</text:span><text:line-break/>(colunas que deseja obter),<text:line-break/><text:span text:style-name="T2">tabela.coluna_chave1</text:span>,<text:line-break/><text:span text:style-name="T2">tabela.coluna_chave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/text:p>
        </text:list-item>
        <text:list-item>
          <text:p text:style-name="P79">Agrupando <text:span text:style-name="T1">JOIN</text:span>s<text:line-break/>- Apenas adicionar GROUP_BY ao final.<text:line-break/>- Determinando quais devem ser as colunas a serem agrupadas.<text:line-break/>- Por conseguencia é possivel usar as funções de agrupamento para conseguir novas informações.<text:line-break/>- Sintaxe:<text:line-break/><text:span text:style-name="T1">SELECT</text:span><text:line-break/><text:span text:style-name="T2">coluna1</text:span>,<text:line-break/><text:span text:style-name="T2">coluna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text:span text:style-name="T1">GROUP BY</text:span> <text:span text:style-name="T2">coluna1</text:span>, <text:span text:style-name="T2">coluna 2</text:span> <text:span text:style-name="T2">(ou 1, 2)</text:span><text:line-break/></text:p>
        </text:list-item>
        <text:list-item>
          <text:p text:style-name="P79">Associação de diversos <text:span text:style-name="T1">LEFT JOIN</text:span>s<text:line-break/>- É simples, basta ao inves de usar <text:span text:style-name="T1">INNER JOIN</text:span>, utilizar <text:span text:style-name="T1">LEFT JOIN</text:span>.<text:line-break/>- Utilizado para mostrar todos os registros da mescla de tabelas.<text:line-break/>- A sintaxe é basicamente a mesma da <text:span text:style-name="T2">associação de diversos</text:span> <text:span text:style-name="T1">INNER JOIN</text:span>.<text:line-break/></text:p>
        </text:list-item>
      </text:list>
      <text:p text:style-name="Pagebreak"/>
      <text:h text:style-name="Heading_20_2" text:outline-level="2"><text:bookmark-start text:name="capitulo-9---design-de-banco-de-dados"/>Capitulo 9 - Design de banco de dados<text:bookmark-end text:name="capitulo-9---design-de-banco-de-dados"/></text:h>
      <text:h text:style-name="Heading_20_3" text:outline-level="3"><text:bookmark-start text:name="planejando-um-banco-de-dados"/>Planejando um banco de dados<text:bookmark-end text:name="planejando-um-banco-de-dados"/></text:h>
      <text:list text:style-name="L29">
        <text:list-item>
          <text:p text:style-name="P80">O design de banco de dados serve para <text:span text:style-name="T1">criar</text:span> novas tabelas, assim como <text:span text:style-name="T1">inserir</text:span>, <text:span text:style-name="T1">atualizar</text:span> e <text:span text:style-name="T1">excluir</text:span> registros.<text:line-break/></text:p>
        </text:list-item>
        <text:list-item>
          <text:p text:style-name="P80">Uma dica para o design é fazer o diagrama RE (relaciomento de entidade), no qual exibe as tabelas e como elas estão relacionadas.<text:line-break/></text:p>
        </text:list-item>
        <text:list-item>
          <text:p text:style-name="P80">Principais perguntas que devem ser feitas para planejar um banco de dados:<text:line-break/></text:p>
          <text:list text:style-name="L30">
            <text:list-item>
              <text:p text:style-name="P81">Perguntas relativas ao design:<text:line-break/></text:p>
            </text:list-item>
          </text:list>
          <text:list text:style-name="L31">
            <text:list-item>
              <text:p text:style-name="P82">Quais são os requisitos no negocio?<text:line-break/></text:p>
            </text:list-item>
            <text:list-item>
              <text:p text:style-name="P82">Que tabelas são necessarias para atender a esses requisitos?<text:line-break/></text:p>
            </text:list-item>
            <text:list-item>
              <text:p text:style-name="P82">Que colunas cada tabela conterá?<text:line-break/></text:p>
            </text:list-item>
            <text:list-item>
              <text:p text:style-name="P82">Como as tabelas serão <text:span text:style-name="T2">normalizadas</text:span>?<text:line-break/>A <text:span text:style-name="T2">normalização</text:span> é a separação dos diferentes tipos de dados em suas proprias tabelas em vez de serem inseridos na mesma tabela.<text:line-break/></text:p>
            </text:list-item>
            <text:list-item>
              <text:p text:style-name="P82">Quais serão seus relacionamentos pai/filho?<text:line-break/></text:p>
            </text:list-item>
          </text:list>
          <text:list text:style-name="L32">
            <text:list-item>
              <text:p text:style-name="P83">Perguntas relacionadas aos dados:<text:line-break/></text:p>
            </text:list-item>
          </text:list>
          <text:list text:style-name="L33">
            <text:list-item>
              <text:p text:style-name="P84">Quantos dados serão fornecidos nessas tabelas?<text:line-break/></text:p>
            </text:list-item>
            <text:list-item>
              <text:p text:style-name="P84">Quem ou o que fornecerá os dados para as tabelas?<text:line-break/></text:p>
            </text:list-item>
            <text:list-item>
              <text:p text:style-name="P84">De onde virão os dados?<text:line-break/></text:p>
            </text:list-item>
            <text:list-item>
              <text:p text:style-name="P84">Precisamos de processos que preencham automaticamente as tabelas?<text:line-break/></text:p>
            </text:list-item>
          </text:list>
          <text:list text:style-name="L34">
            <text:list-item>
              <text:p text:style-name="P85">Perguntas relacionadas a segurança:<text:line-break/></text:p>
            </text:list-item>
          </text:list>
          <text:list text:style-name="L35">
            <text:list-item>
              <text:p text:style-name="P86">Quem deve ter acesso a esse banco de dados?<text:line-break/></text:p>
            </text:list-item>
            <text:list-item>
              <text:p text:style-name="P86">Quem deve ter acesso a que tabelas? Acesso somente de leitura? Acesso de gravação?<text:line-break/></text:p>
            </text:list-item>
            <text:list-item>
              <text:p text:style-name="P86">Esse banco de dados é critico para as operações empresariais?<text:line-break/></text:p>
            </text:list-item>
            <text:list-item>
              <text:p text:style-name="P86">Que planos de <text:span text:style-name="T2">backup</text:span> temos para o caso de desastre/falha?<text:line-break/></text:p>
            </text:list-item>
            <text:list-item>
              <text:p text:style-name="P86">As alterações feitas nas tabelas devem ser registradas?<text:line-break/></text:p>
            </text:list-item>
            <text:list-item>
              <text:p text:style-name="P86">Se o banco de dados for usado por sites ou aplicativos <text:span text:style-name="T2">web</text:span>, isso é seguro?<text:line-break/></text:p>
            </text:list-item>
          </text:list>
        </text:list-item>
        <text:list-item>
          <text:p text:style-name="P80">SQLite tem poucos recursos de segurança, porem os bancos de dados centralizados lidam com essas áreas.<text:line-break/></text:p>
        </text:list-item>
      </text:list>
      <text:h text:style-name="Heading_20_3" text:outline-level="3"><text:bookmark-start text:name="chave-primaria-e-chave-externa"/>Chave Primaria e Chave Externa<text:bookmark-end text:name="chave-primaria-e-chave-externa"/></text:h>
      <text:list text:style-name="L36">
        <text:list-item>
          <text:p text:style-name="P87">Chave Primaria:</text:p>
        </text:list-item>
      </text:list>
      <text:list text:style-name="L37">
        <text:list-item>
          <text:p text:style-name="P88">A chave primaria em uma tabela é um campo especial (ou uma combinação de campos) que fornecem uma identidade exclusiva para cada registro.<text:line-break/></text:p>
        </text:list-item>
        <text:list-item>
          <text:p text:style-name="P88">Chave primaria serve para definir relacionamento e costuma formar base de associação.<text:line-break/></text:p>
        </text:list-item>
        <text:list-item>
          <text:p text:style-name="P88">Chave primaria aumenta a eficienca nas consultas do software de banco de dados.<text:line-break/></text:p>
        </text:list-item>
        <text:list-item>
          <text:p text:style-name="P88">Não são permitidas duplicatas da chave primaria, ou seja, não pode ter dois registros iguais. Se isso acontecer ocorrerá um <text:span text:style-name="T1">ERRO</text:span>.<text:line-break/></text:p>
        </text:list-item>
      </text:list>
      <text:list text:style-name="L38">
        <text:list-item>
          <text:p text:style-name="P89">Chave Externa:</text:p>
        </text:list-item>
      </text:list>
      <text:list text:style-name="L39">
        <text:list-item>
          <text:p text:style-name="P90">Chave externa não é o mesmo que chave primaria, a chave primaria existe na tabela-pai, a chave externa existe na tabela-filha.<text:line-break/></text:p>
        </text:list-item>
        <text:list-item>
          <text:p text:style-name="P90">A chave externa de uma tabela-filha aponta para a chave primaria de uma tabela-pai.<text:line-break/></text:p>
        </text:list-item>
        <text:list-item>
          <text:p text:style-name="P90">A chave externa não exige exclusividade, relacinamento “<text:span text:style-name="T2">um para muitos</text:span>”.<text:line-break/></text:p>
        </text:list-item>
      </text:list>
      <text:list text:style-name="L40">
        <text:list-item>
          <text:p text:style-name="P91">Chave Primaria vs Chave Externa:</text:p>
        </text:list-item>
      </text:list>
      <text:list text:style-name="L41">
        <text:list-item>
          <text:p text:style-name="P92">A chave externa e a chave primaria não precisam compartilhar o mesmo nome.<text:line-break/></text:p>
        </text:list-item>
      </text:list>
      <text:h text:style-name="Heading_20_3" text:outline-level="3"><text:bookmark-start text:name="esquema"/>Esquema<text:bookmark-end text:name="esquema"/></text:h>
      <text:p text:style-name="First_20_paragraph">Dicas para montar e analisar esquematicos:<text:line-break/>- O diagrama exibe as tabelas, as colunas e os relacinamentos.<text:line-break/>- Todas as chaves primarias e chaves externas são conectadas por setas. Saindo da chave primaria e apontando para a chave externa.<text:line-break/>- As setas demonstram com as tabelas-pai fornecem dados para as tabelas-filha.<text:line-break/>- Analisar duas, ou três, tabelas por vez, para evitar se perder.<text:line-break/>- Para notar se esta bem <text:span text:style-name="T2">normalizado</text:span> o banco de dados, verificar se as chaves primarias/externas estão sendo usadas de maneira eficientes.<text:line-break/></text:p>
      <text:h text:style-name="Heading_20_3" text:outline-level="3"><text:bookmark-start text:name="criando-um-novo-banco-de-dados"/>Criando um novo banco de dados<text:bookmark-end text:name="criando-um-novo-banco-de-dados"/></text:h>
      <text:list text:style-name="L42">
        <text:list-item>
          <text:p text:style-name="P93">Extensão de banco de dados “.db”.</text:p>
        </text:list-item>
      </text:list>
      <text:h text:style-name="Heading_20_4" text:outline-level="4"><text:bookmark-start text:name="criando-table"/>Criando TABLE<text:bookmark-end text:name="criando-table"/></text:h>
      <text:p text:style-name="First_20_paragraph">Criação de tabelas.<text:line-break/></text:p>
      <text:list text:style-name="L43">
        <text:list-item>
          <text:p text:style-name="P94">Ao criar tabelas é preciso criar as colunas e definir o tipo, as restrições e regras elas devem seguir.<text:line-break/></text:p>
        </text:list-item>
        <text:list-item>
          <text:p text:style-name="P94">Sintaxe:<text:line-break/><text:span text:style-name="T1">CREATE</text:span> <text:span text:style-name="T1">TABLE</text:span> <text:span text:style-name="T2">nome_da_tabela</text:span>(<text:line-break/><text:span text:style-name="T2">nome_da_coluna1</text:span> tipo regra restrição,<text:line-break/><text:span text:style-name="T2">nome_da_coluna2</text:span> tipo regra restrição,<text:line-break/>…<text:line-break/>);<text:line-break/></text:p>
        </text:list-item>
        <text:list-item>
          <text:p text:style-name="P94">tipos:<text:line-break/></text:p>
          <text:list text:style-name="L44">
            <text:list-item>
              <text:p text:style-name="P95"><text:span text:style-name="T1">INTEGER</text:span><text:line-break/>Valores inteiros.<text:line-break/></text:p>
            </text:list-item>
            <text:list-item>
              <text:p text:style-name="P95"><text:span text:style-name="T1">REAL</text:span><text:line-break/>Ponto flutuante.<text:line-break/></text:p>
            </text:list-item>
            <text:list-item>
              <text:p text:style-name="P95"><text:span text:style-name="T1">VARCHAR</text:span><text:line-break/>Texto com ate 100 caracteres.<text:line-break/></text:p>
            </text:list-item>
            <text:list-item>
              <text:p text:style-name="P95"><text:span text:style-name="T1">BOOLEAN</text:span><text:line-break/>Aceita valores booleanos, 1 é verdadeiro e 0 é falso.<text:line-break/></text:p>
            </text:list-item>
            <text:list-item>
              <text:p text:style-name="P95"><text:span text:style-name="T1">TIME</text:span><text:line-break/>Tempo.<text:line-break/></text:p>
            </text:list-item>
          </text:list>
        </text:list-item>
        <text:list-item>
          <text:p text:style-name="P94">regras:<text:line-break/></text:p>
          <text:list text:style-name="L45">
            <text:list-item>
              <text:p text:style-name="P96"><text:span text:style-name="T1">PRIMARY KEY</text:span><text:line-break/></text:p>
              <text:list text:style-name="L46">
                <text:list-item>
                  <text:p text:style-name="P97"><text:span text:style-name="T2">Chave primaria</text:span>. Determina coluna(s) identificadoras da tabela.<text:line-break/></text:p>
                </text:list-item>
                <text:list-item>
                  <text:p text:style-name="P97">Também usado para forjar relações entre tabelas (identificador de tabela-pai).<text:line-break/></text:p>
                </text:list-item>
              </text:list>
            </text:list-item>
            <text:list-item>
              <text:p text:style-name="P96"><text:span text:style-name="T1">FOREIGN KEY</text:span><text:line-break/></text:p>
              <text:list text:style-name="L47">
                <text:list-item>
                  <text:p text:style-name="P98"><text:span text:style-name="T2">Chave externa</text:span>. Determina as relações entre tabelas-pai e filha.<text:line-break/></text:p>
                </text:list-item>
                <text:list-item>
                  <text:p text:style-name="P98">Sintaxe:<text:line-break/><text:span text:style-name="T1">REFERENCES</text:span> <text:span text:style-name="T2">nome_da_tabela-pai</text:span> (<text:span text:style-name="T2">coluna_chave_da_tabela-pai</text:span>)<text:line-break/></text:p>
                </text:list-item>
              </text:list>
            </text:list-item>
            <text:list-item>
              <text:p text:style-name="P96"><text:span text:style-name="T1">NOT NULL</text:span></text:p>
              <text:list text:style-name="L48">
                <text:list-item>
                  <text:p text:style-name="P99">Não aceitar valor <text:span text:style-name="T1">NULL</text:span>.<text:line-break/></text:p>
                </text:list-item>
              </text:list>
            </text:list-item>
            <text:list-item>
              <text:p text:style-name="P96"><text:span text:style-name="T1">DEFAULT</text:span></text:p>
              <text:list text:style-name="L49">
                <text:list-item>
                  <text:p text:style-name="P100">Determina um valor default para o registro, muito util para tipo BOOLEANO.<text:line-break/></text:p>
                </text:list-item>
                <text:list-item>
                  <text:p text:style-name="P100">Sintaxe:<text:line-break/><text:span text:style-name="T1">DEFAULT</text:span> (0)<text:line-break/></text:p>
                </text:list-item>
              </text:list>
            </text:list-item>
          </text:list>
        </text:list-item>
        <text:list-item>
          <text:p text:style-name="P94">restrições:<text:line-break/></text:p>
          <text:list text:style-name="L50">
            <text:list-item>
              <text:p text:style-name="P101"><text:span text:style-name="T1">AUTOINCREMENT</text:span><text:line-break/>Adiciona valores automaticamente no registro.<text:line-break/></text:p>
            </text:list-item>
          </text:list>
        </text:list-item>
      </text:list>
      <text:h text:style-name="Heading_20_3" text:outline-level="3"><text:bookmark-start text:name="criando-views"/>Criando VIEWS<text:bookmark-end text:name="criando-views"/></text:h>
      <text:list text:style-name="L51">
        <text:list-item>
          <text:p text:style-name="P102">Quando salvamos uma consulta em um banco de dados, ela se chama <text:span text:style-name="T2">view</text:span>.<text:line-break/></text:p>
        </text:list-item>
        <text:list-item>
          <text:p text:style-name="P102">Podemos consultar uma <text:span text:style-name="T2">view</text:span> como se ela fosse uma tabela, ou seja, chamar a <text:span text:style-name="T2">view</text:span>, apelicar:<text:line-break/></text:p>
          <text:list text:style-name="L52">
            <text:list-item>
              <text:p text:style-name="P103"><text:span text:style-name="T1">SELECT</text:span></text:p>
            </text:list-item>
            <text:list-item>
              <text:p text:style-name="P103"><text:span text:style-name="T1">WHERE</text:span></text:p>
            </text:list-item>
            <text:list-item>
              <text:p text:style-name="P103"><text:span text:style-name="T1">CASE</text:span></text:p>
            </text:list-item>
            <text:list-item>
              <text:p text:style-name="P103">…</text:p>
            </text:list-item>
          </text:list>
        </text:list-item>
        <text:list-item>
          <text:p text:style-name="P102">Sintaxe:<text:line-break/><text:span text:style-name="T1">CREATE VIEW</text:span> <text:span text:style-name="T2">nome_da_view</text:span> <text:span text:style-name="T1">AS</text:span><text:line-break/><text:span text:style-name="T1">SELECT</text:span><text:line-break/><text:span text:style-name="T2">nome_da_tabela.coluna1</text:span><text:line-break/><text:span text:style-name="T2">nome_da_tabela.coluna2</text:span>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…;<text:line-break/></text:p>
        </text:list-item>
      </text:list>
      <text:p text:style-name="Pagebreak"/>
      <text:h text:style-name="Heading_20_2" text:outline-level="2"><text:bookmark-start text:name="capitulo-10---gerenciando-dados"/>Capitulo 10 - Gerenciando dados<text:bookmark-end text:name="capitulo-10---gerenciando-dados"/></text:h>
      <text:p text:style-name="First_20_paragraph">As principais ações do gerenciamento de dados são inserir, excluir e atualizar registros.<text:line-break/></text:p>
      <text:h text:style-name="Heading_20_3" text:outline-level="3"><text:bookmark-start text:name="insert"/><text:span text:style-name="T1">INSERT</text:span><text:bookmark-end text:name="insert"/></text:h>
      <text:list text:style-name="L53">
        <text:list-item>
          <text:p text:style-name="P104"><text:span text:style-name="T1">INSERT</text:span><text:line-break/></text:p>
          <text:list text:style-name="L54">
            <text:list-item>
              <text:p text:style-name="P105">O comando serve para inserir registros no banco de dados.<text:line-break/></text:p>
            </text:list-item>
            <text:list-item>
              <text:p text:style-name="P105">Campos não preenchidos no registro, recebem valor <text:span text:style-name="T1">NULL</text:span>, ou valores pré-determinados.<text:line-break/></text:p>
            </text:list-item>
            <text:list-item>
              <text:p text:style-name="P105">Se um campo não for preenchido e tiver a restrição <text:span text:style-name="T1">NOT NULL</text:span>, o <text:span text:style-name="T1">INSERT</text:span> falhara, pois não tem valor pré-definido e não pode ser desconsiderado aquele registro.<text:line-break/></text:p>
            </text:list-item>
            <text:list-item>
              <text:p text:style-name="P105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 (‘<text:span text:style-name="T2">dado_1</text:span>’,‘<text:span text:style-name="T2">dado_2</text:span>’);<text:line-break/></text:p>
            </text:list-item>
          </text:list>
        </text:list-item>
        <text:list-item>
          <text:p text:style-name="P104">Multiplos <text:span text:style-name="T1">INSERT</text:span> simultâneos<text:line-break/></text:p>
          <text:list text:style-name="L55">
            <text:list-item>
              <text:p text:style-name="P106">É possivel inserir diversos registros de uma só vez.<text:line-break/></text:p>
            </text:list-item>
            <text:list-item>
              <text:p text:style-name="P106">Processo muito útil para inserções automatizada atraves de linguagens de programação, como:<text:line-break/></text:p>
              <text:list text:style-name="L56">
                <text:list-item>
                  <text:p text:style-name="P107">Python<text:line-break/></text:p>
                </text:list-item>
                <text:list-item>
                  <text:p text:style-name="P107">R<text:line-break/></text:p>
                </text:list-item>
                <text:list-item>
                  <text:p text:style-name="P107">Java<text:line-break/></text:p>
                </text:list-item>
                <text:list-item>
                  <text:p text:style-name="P107">…<text:line-break/></text:p>
                </text:list-item>
              </text:list>
            </text:list-item>
            <text:list-item>
              <text:p text:style-name="P106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<text:line-break/>(‘<text:span text:style-name="T2">dado_1</text:span>’,‘<text:span text:style-name="T2">dado_2</text:span>’),<text:line-break/>(‘<text:span text:style-name="T2">dado_3</text:span>’,‘<text:span text:style-name="T2">dado_4</text:span>’),<text:line-break/>…,<text:line-break/>(‘<text:span text:style-name="T2">dado_n</text:span>’,‘<text:span text:style-name="T2">dado_n+1</text:span>’);<text:line-break/></text:p>
            </text:list-item>
          </text:list>
        </text:list-item>
        <text:list-item>
          <text:p text:style-name="P104">Chaves externas<text:line-break/></text:p>
          <text:list text:style-name="L57">
            <text:list-item>
              <text:p text:style-name="P108">Se for inserido um registro em que a <text:span text:style-name="T2">chave externa</text:span> esteja errada, registro orfão, o registro não será aceito.<text:line-break/></text:p>
            </text:list-item>
          </text:list>
        </text:list-item>
      </text:list>
      <text:h text:style-name="Heading_20_3" text:outline-level="3"><text:bookmark-start text:name="delete"/><text:span text:style-name="T1">DELETE</text:span><text:bookmark-end text:name="delete"/></text:h>
      <text:list text:style-name="L58">
        <text:list-item>
          <text:p text:style-name="P109"><text:span text:style-name="T1">DELETE</text:span><text:line-break/></text:p>
          <text:list text:style-name="L59">
            <text:list-item>
              <text:p text:style-name="P110">Deleta todos os registros de uma determinada tabela.<text:line-break/></text:p>
            </text:list-item>
            <text:list-item>
              <text:p text:style-name="P110">Sintaxe:<text:line-break/><text:span text:style-name="T1">DELETE FROM</text:span> <text:span text:style-name="T2">tabela</text:span>;<text:line-break/></text:p>
            </text:list-item>
          </text:list>
        </text:list-item>
        <text:list-item>
          <text:p text:style-name="P109"><text:span text:style-name="T1">DELETE WHERE</text:span><text:line-break/></text:p>
          <text:list text:style-name="L60">
            <text:list-item>
              <text:p text:style-name="P111">Pode ser usado em conjunto com a instrução WHERE para deletar apenas determinados registros.<text:line-break/></text:p>
            </text:list-item>
            <text:list-item>
              <text:p text:style-name="P111">Sintaxe:<text:line-break/><text:span text:style-name="T1">DELETE</text:span> <text:span text:style-name="T1">FROM</text:span> <text:span text:style-name="T2">tabela</text:span><text:line-break/><text:span text:style-name="T1">WHERE</text:span> (<text:span text:style-name="T2">instrução</text:span>);<text:line-break/></text:p>
            </text:list-item>
          </text:list>
        </text:list-item>
      </text:list>
      <text:p text:style-name="First_20_paragraph">Obs.: No <text:span text:style-name="T1">MySQL</text:span> a melhor forma de DELETAR todos os registro s de uma tabela é pela instrução <text:span text:style-name="T1">TRUNCATE TABLE</text:span>.<text:line-break/>Ex. Sintaxe:<text:line-break/><text:span text:style-name="T1">TRUNCATE TABLE</text:span> <text:span text:style-name="T2">nome_tabela</text:span>;<text:line-break/></text:p>
      <text:h text:style-name="Heading_20_3" text:outline-level="3"><text:bookmark-start text:name="update"/><text:span text:style-name="T1">UPDATE</text:span><text:bookmark-end text:name="update"/></text:h>
      <text:list text:style-name="L61">
        <text:list-item>
          <text:p text:style-name="P112"><text:span text:style-name="T1">UPDATE</text:span></text:p>
          <text:list text:style-name="L62">
            <text:list-item>
              <text:p text:style-name="P113">Modifica registros existentes.<text:line-break/></text:p>
            </text:list-item>
            <text:list-item>
              <text:p text:style-name="P113">Pode moficicar diversos registros de uma vez por meio de uma função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função</text:span>(<text:span text:style-name="T2">coluna</text:span>);<text:line-break/></text:p>
            </text:list-item>
          </text:list>
        </text:list-item>
        <text:list-item>
          <text:p text:style-name="P112"><text:span text:style-name="T1">UPDATE</text:span> varias colunas diferentes<text:line-break/></text:p>
          <text:list text:style-name="L63">
            <text:list-item>
              <text:p text:style-name="P114">Pode modificar diversos registros de colunas diferentes de uma só vez.<text:line-break/></text:p>
            </text:list-item>
            <text:list-item>
              <text:p text:style-name="P114">Sintaxe:<text:line-break/><text:span text:style-name="T1">UPDATE</text:span> <text:span text:style-name="T2">tabela</text:span> <text:span text:style-name="T1">SET</text:span><text:line-break/><text:span text:style-name="T2">coluna1</text:span> <text:span text:style-name="T1">=</text:span> <text:span text:style-name="T2">função</text:span>(<text:span text:style-name="T2">coluna1</text:span>),<text:line-break/><text:span text:style-name="T2">coluna2</text:span> <text:span text:style-name="T1">=</text:span> <text:span text:style-name="T2">função</text:span>(<text:span text:style-name="T2">coluna2</text:span>);<text:line-break/></text:p>
            </text:list-item>
          </text:list>
        </text:list-item>
        <text:list-item>
          <text:p text:style-name="P112"><text:span text:style-name="T1">UPDATE WHERE</text:span><text:line-break/></text:p>
          <text:list text:style-name="L64">
            <text:list-item>
              <text:p text:style-name="P115">Pode ser usado em conjunto com a instrução <text:span text:style-name="T1">WHERE</text:span> para modificar apenas determinados registros.<text:line-break/></text:p>
            </text:list-item>
            <text:list-item>
              <text:p text:style-name="P115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</text:span><text:line-break/><text:span text:style-name="T1">WHERE</text:span> <text:span text:style-name="T2">tabela</text:span> <text:span text:style-name="T1">IN</text:span> (<text:span text:style-name="T2">lista_dos_registros</text:span>);<text:line-break/></text:p>
            </text:list-item>
          </text:list>
        </text:list-item>
      </text:list>
      <text:h text:style-name="Heading_20_3" text:outline-level="3"><text:bookmark-start text:name="drop-table"/><text:span text:style-name="T1">DROP TABLE</text:span><text:bookmark-end text:name="drop-table"/></text:h>
      <text:list text:style-name="L65">
        <text:list-item>
          <text:p text:style-name="P116">Deleta determinada tabela especificada.<text:line-break/></text:p>
        </text:list-item>
        <text:list-item>
          <text:p text:style-name="P116">Sintaxe:<text:line-break/><text:span text:style-name="T1">DROP TABLE</text:span> <text:span text:style-name="T2">nome_da_tabela</text:span>;<text:line-break/></text:p>
        </text:list-item>
      </text:list>
      <text:p text:style-name="Pagebreak"/>
      <text:h text:style-name="Heading_20_2" text:outline-level="2"><text:bookmark-start text:name="capitulo-11---tópicos-especiais"/>Capitulo 11 - Tópicos especiais<text:bookmark-end text:name="capitulo-11---tópicos-especiais"/></text:h>
      <text:h text:style-name="Heading_20_3" text:outline-level="3"><text:bookmark-start text:name="funções-de-data-e-horario"/>Funções de data e horario<text:bookmark-end text:name="funções-de-data-e-horario"/></text:h>
      <text:list text:style-name="L66">
        <text:list-item>
          <text:p text:style-name="P117"><text:span text:style-name="T1">DATE</text:span><text:line-break/></text:p>
        </text:list-item>
      </text:list>
      <text:list text:style-name="L67">
        <text:list-item>
          <text:p text:style-name="P118">Função <text:span text:style-name="T1">DATE</text:span>, serve para manipular datas no SQL.<text:line-break/></text:p>
        </text:list-item>
        <text:list-item>
          <text:p text:style-name="P118">O formato para trabalhar com data é ‘<text:span text:style-name="T1">AAAA-MM-DD</text:span>’ (<text:span text:style-name="T2">ano</text:span> <text:span text:style-name="T1">traço</text:span> <text:span text:style-name="T2">mês</text:span> <text:span text:style-name="T1">traço</text:span> <text:span text:style-name="T2">dia</text:span>, <text:span text:style-name="T1">entre aspas</text:span>).<text:line-break/></text:p>
        </text:list-item>
        <text:list-item>
          <text:p text:style-name="P118">A função <text:span text:style-name="T1">DATE</text:span> aceita como outros argumentos, somar ou subtrair anos, mês e dias.<text:line-break/></text:p>
        </text:list-item>
        <text:list-item>
          <text:p text:style-name="P118">Sintaxe:<text:line-break/><text:span text:style-name="T1">DATE</text:span>(‘<text:span text:style-name="T2">aaaa-mm-dd</text:span>’,‘<text:span text:style-name="T2">+1 day</text:span>’)<text:line-break/></text:p>
        </text:list-item>
        <text:list-item>
          <text:p text:style-name="P118">Outro argumento que a função <text:span text:style-name="T1">DATE</text:span> aceita é o uso do ‘<text:span text:style-name="T2">now</text:span>’, para pegar a data no sistema.<text:line-break/></text:p>
          <text:list text:style-name="L68">
            <text:list-item>
              <text:p text:style-name="P119">Sintaxe:<text:line-break/><text:span text:style-name="T1">DATE</text:span>(‘<text:span text:style-name="T2">now</text:span>’)<text:line-break/></text:p>
            </text:list-item>
          </text:list>
        </text:list-item>
      </text:list>
      <text:list text:style-name="L69">
        <text:list-item>
          <text:p text:style-name="P120"><text:span text:style-name="T1">TIME</text:span><text:line-break/></text:p>
        </text:list-item>
      </text:list>
      <text:list text:style-name="L70">
        <text:list-item>
          <text:p text:style-name="P121">Função <text:span text:style-name="T1">TIME</text:span>, serve para manipular horarios no SQL.<text:line-break/></text:p>
        </text:list-item>
        <text:list-item>
          <text:p text:style-name="P121">O formato para trabalhar com data é ‘<text:span text:style-name="T1">HH:MM:SS</text:span>’ (<text:span text:style-name="T2">horas</text:span> <text:span text:style-name="T1">dois pontos</text:span> <text:span text:style-name="T2">minutos</text:span> <text:span text:style-name="T1">dois pontos</text:span> <text:span text:style-name="T2">segundos</text:span>, <text:span text:style-name="T1">entre aspas</text:span>).<text:line-break/></text:p>
        </text:list-item>
        <text:list-item>
          <text:p text:style-name="P121">A função <text:span text:style-name="T1">TIME</text:span> aceita como outros argumentos, somar ou subtrair horas, minutos, segundos.<text:line-break/></text:p>
        </text:list-item>
        <text:list-item>
          <text:p text:style-name="P121">Sintaxe:<text:line-break/><text:span text:style-name="T1">TIME</text:span>(‘<text:span text:style-name="T2">hh:mm:ss</text:span>’,‘<text:span text:style-name="T2">+1 minute</text:span>’)<text:line-break/></text:p>
        </text:list-item>
        <text:list-item>
          <text:p text:style-name="P121">Outro argumento que a função <text:span text:style-name="T1">TIME</text:span> aceita é o uso do ‘<text:span text:style-name="T2">now</text:span>’, para pegar o horario no sistema.<text:line-break/></text:p>
          <text:list text:style-name="L71">
            <text:list-item>
              <text:p text:style-name="P122">Sintaxe:<text:line-break/><text:span text:style-name="T1">TIME</text:span>(‘<text:span text:style-name="T2">now</text:span>’)<text:line-break/></text:p>
            </text:list-item>
          </text:list>
        </text:list-item>
      </text:list>
      <text:list text:style-name="L72">
        <text:list-item>
          <text:p text:style-name="P123"><text:span text:style-name="T1">DATETIME</text:span><text:line-break/></text:p>
        </text:list-item>
      </text:list>
      <text:list text:style-name="L73">
        <text:list-item>
          <text:p text:style-name="P124">A função <text:span text:style-name="T1">DATETIME</text:span>, serve para manipulação de data e horario ao mesmo tempo.<text:line-break/></text:p>
        </text:list-item>
        <text:list-item>
          <text:p text:style-name="P124">O formato para trabalhar com <text:span text:style-name="T1">DATETIME</text:span> é ‘<text:span text:style-name="T1">AAAA-MM-DD HH:MM:SS</text:span>’ (<text:span text:style-name="T2">ano</text:span> <text:span text:style-name="T1">traço</text:span> <text:span text:style-name="T2">mês</text:span> <text:span text:style-name="T1">traço</text:span> <text:span text:style-name="T2">dia</text:span>, <text:span text:style-name="T1">espaço</text:span>, <text:span text:style-name="T2">horas</text:span> <text:span text:style-name="T1">dois pontos</text:span> <text:span text:style-name="T2">minutos</text:span> <text:span text:style-name="T1">dois pontos</text:span> <text:span text:style-name="T2">segundos</text:span>, <text:span text:style-name="T1">entre aspas</text:span>)<text:line-break/></text:p>
        </text:list-item>
        <text:list-item>
          <text:p text:style-name="P124">A função aceita como argumentos soma e subtração de data e horario.<text:line-break/></text:p>
        </text:list-item>
        <text:list-item>
          <text:p text:style-name="P124">Sintaxe:<text:line-break/><text:span text:style-name="T1">DATETIME</text:span> (‘<text:span text:style-name="T2">aaaa-mm-dd hh:mm:ss</text:span>’,‘<text:span text:style-name="T1">+1 day</text:span>’, ‘<text:span text:style-name="T1">-3 hour</text:span>’)<text:line-break/></text:p>
        </text:list-item>
      </text:list>
      <text:p text:style-name="Pagebreak"/>
      <text:h text:style-name="Heading_20_3" text:outline-level="3"><text:bookmark-start text:name="transações"/>Transações<text:bookmark-end text:name="transações"/></text:h>
      <text:list text:style-name="L74">
        <text:list-item>
          <text:p text:style-name="P125">É uma instrução que só executa as instruções dentro dela, no caso (<text:span text:style-name="T1">INSERT</text:span>, <text:span text:style-name="T1">UPDATE</text:span>, <text:span text:style-name="T1">DELETE</text:span>), apenas se todas as instruções sejam concluidas com sucesso.<text:line-break/></text:p>
        </text:list-item>
        <text:list-item>
          <text:p text:style-name="P125">Caso alguma instrução dentro dela dê ERRO, tudo é desfeito.<text:line-break/></text:p>
        </text:list-item>
        <text:list-item>
          <text:p text:style-name="P125">Muito util para fazer operações de transação financeira entre contas.<text:line-break/></text:p>
          <text:list text:style-name="L75">
            <text:list-item>
              <text:p text:style-name="P126">Exemplo de transação financeira, transferencia de dinheiro entre contas:<text:line-break/></text:p>
              <text:list text:style-name="L76">
                <text:list-item>
                  <text:p text:style-name="P127">Subtrair dinheiro de uma conta.<text:line-break/></text:p>
                </text:list-item>
                <text:list-item>
                  <text:p text:style-name="P127">Somar dinheiro em outra conta.<text:line-break/></text:p>
                </text:list-item>
              </text:list>
            </text:list-item>
          </text:list>
        </text:list-item>
        <text:list-item>
          <text:p text:style-name="P125">Sintaxe:<text:line-break/><text:span text:style-name="T1">BEGIN TRANSACTION</text:span><text:line-break/><text:span text:style-name="T1">UPDATE</text:span> <text:span text:style-name="T2">tabela</text:span> <text:span text:style-name="T1">SET</text:span> <text:span text:style-name="T2">coluna1_a_modificar</text:span> <text:span text:style-name="T1">=</text:span> <text:span text:style-name="T2">expressão1</text:span><text:line-break/><text:span text:style-name="T1">WHERE</text:span> <text:span text:style-name="T2">tabela</text:span> <text:span text:style-name="T1">IN</text:span> (<text:span text:style-name="T2">lista_dos_registros_a_modificar</text:span>)<text:line-break/><text:span text:style-name="T1">UPDATE</text:span> <text:span text:style-name="T2">tabela</text:span> <text:span text:style-name="T1">SET</text:span> <text:span text:style-name="T2">coluna2_a_modificar</text:span> <text:span text:style-name="T1">=</text:span> <text:span text:style-name="T2">expressão2</text:span><text:line-break/><text:span text:style-name="T1">WHERE</text:span> <text:span text:style-name="T2">tabela</text:span> <text:span text:style-name="T1">IN</text:span> (<text:span text:style-name="T2">lista_dos_registros_a_modificar</text:span>)<text:line-break/><text:span text:style-name="T1">END TRANSACTION</text:span><text:line-break/>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Tópicos especiais - data e hora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3T23:01:31Z</meta:creation-date>
    <dc:date>2022-03-13T23:01:31Z</dc:date>
    <meta:user-defined meta:name="date" meta:value-type="string">2022-03-13</meta:user-defined>
    <meta:user-defined meta:name="output" meta:value-type="string"/>
  </office:meta>
</office:document-meta>
</file>